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officeooo:rsid="001a8868" officeooo:paragraph-rsid="001a8868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officeooo:rsid="001a8868" officeooo:paragraph-rsid="001a8868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égende :</text:p>
      <text:p text:style-name="P2"/>
      <text:p text:style-name="P1"><text:s text:c="2"/>// id 11 : moteur du convoyeur <text:s/>(«D»emarrage «S»top)</text:p>
      <text:p text:style-name="P1"><text:s text:c="2"/>// id 12 : IR du convoyeur <text:s/>(«A»bsent «P»resent)</text:p>
      <text:p text:style-name="P1"><text:s text:c="2"/>// id 13 : master</text:p>
      <text:p text:style-name="P1"><text:s text:c="2"/>// id 14 : distributeur de cube <text:s/>(«L»iberer)</text:p>
      <text:p text:style-name="P1"><text:s text:c="2"/>// id 15 : IR du portique de detection de la couleur</text:p>
      <text:p text:style-name="P1"><text:s text:c="2"/>// id 16 : detection de la couleur du cube avec le portique n°1 («R»ed «G»reen «B»lue «Y»ellow)</text:p>
      <text:p text:style-name="P1"><text:s text:c="2"/>// id 17 : panneau d'affichage <text:s/>(«R»ed «G»reen «B»lue «Y»ellow «E»xtinction)</text:p>
      <text:p text:style-name="P1"><text:s text:c="2"/>// id 18 : bras articule <text:s/>(Red Green Blue Yellow)</text:p>
      <text:p text:style-name="P1"><text:s text:c="2"/>// id 19 : detection de la couleur du cube avec le portique n°2 <text:s/>(Red Green Blue Yellow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1T19:34:50.479101415</meta:creation-date>
    <dc:date>2025-02-11T19:38:10.345695761</dc:date>
    <meta:editing-duration>PT3M21S</meta:editing-duration>
    <meta:editing-cycles>1</meta:editing-cycles>
    <meta:document-statistic meta:table-count="0" meta:image-count="0" meta:object-count="0" meta:page-count="1" meta:paragraph-count="10" meta:word-count="102" meta:character-count="548" meta:non-whitespace-character-count="432"/>
    <meta:generator>LibreOffice/6.4.7.2$Linux_X86_64 LibreOffice_project/40$Build-2</meta:generator>
  </office:meta>
</office:document-meta>
</file>